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8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000000"/>
      <style:text-properties style:use-window-font-color="true"/>
    </style:style>
    <style:style style:name="ce19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b2b2b2"/>
      <style:text-properties fo:color="#000000"/>
    </style:style>
    <style:style style:name="ce20" style:family="table-cell" style:parent-style-name="Default">
      <style:table-cell-properties fo:background-color="#2a6099"/>
    </style:style>
    <style:style style:name="ce21" style:family="table-cell" style:parent-style-name="Default">
      <style:table-cell-properties fo:background-color="#ffff38"/>
      <style:text-properties fo:color="#000000"/>
    </style:style>
    <style:style style:name="ce22" style:family="table-cell" style:parent-style-name="Default">
      <style:table-cell-properties fo:background-color="#000000"/>
      <style:text-properties fo:color="#ffffff"/>
    </style:style>
    <style:style style:name="ce28" style:family="table-cell" style:parent-style-name="Default">
      <style:text-properties fo:color="#ffffff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800080"/>
    </style:style>
    <style:style style:name="ce5" style:family="table-cell" style:parent-style-name="Default">
      <style:table-cell-properties fo:background-color="#ff4000"/>
    </style:style>
    <style:style style:name="ce6" style:family="table-cell" style:parent-style-name="Default">
      <style:table-cell-properties fo:background-color="#ffff00"/>
      <style:text-properties fo:color="#000000"/>
    </style:style>
    <style:style style:name="ce7" style:family="table-cell" style:parent-style-name="Default">
      <style:table-cell-properties fo:background-color="#00a933"/>
    </style:style>
    <style:style style:name="ce8" style:family="table-cell" style:parent-style-name="Default" style:data-style-name="N104"/>
    <style:style style:name="ce9" style:family="table-cell" style:parent-style-name="Default" style:data-style-name="N11"/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fo:background-color="#b2b2b2"/>
      <style:text-properties fo:color="#000000"/>
    </style:style>
    <style:style style:name="ce33" style:family="table-cell" style:parent-style-name="Default">
      <style:table-cell-properties fo:background-color="#000000"/>
    </style:style>
    <style:style style:name="ce34" style:family="table-cell" style:parent-style-name="Default">
      <style:table-cell-properties fo:background-color="#800080"/>
    </style:style>
    <style:style style:name="ce35" style:family="table-cell" style:parent-style-name="Default">
      <style:table-cell-properties fo:background-color="#ff4000"/>
    </style:style>
    <style:style style:name="ce36" style:family="table-cell" style:parent-style-name="Default">
      <style:table-cell-properties fo:background-color="#ffff00"/>
      <style:text-properties fo:color="#000000"/>
    </style:style>
    <style:style style:name="ce37" style:family="table-cell" style:parent-style-name="Default">
      <style:table-cell-properties fo:background-color="#00a933"/>
    </style:style>
    <style:style style:name="ce38" style:family="table-cell" style:parent-style-name="Default" style:data-style-name="N104"/>
    <style:style style:name="ce39" style:family="table-cell" style:parent-style-name="Default">
      <style:table-cell-properties fo:background-color="#000000"/>
      <style:text-properties fo:color="#ffffff"/>
    </style:style>
    <style:style style:name="ce40" style:family="table-cell" style:parent-style-name="Default">
      <style:table-cell-properties fo:background-color="#ff0000"/>
    </style:style>
    <style:style style:name="ce41" style:family="table-cell" style:parent-style-name="Default">
      <style:table-cell-properties fo:background-color="#2a6099"/>
    </style:style>
    <style:style style:name="ce42" style:family="table-cell" style:parent-style-name="Default">
      <style:table-cell-properties fo:background-color="#ffff38"/>
      <style:text-properties fo:color="#000000"/>
    </style:style>
    <style:style style:name="ce43" style:family="table-cell" style:parent-style-name="Default" style:data-style-name="N11"/>
    <style:style style:name="ce44" style:family="table-cell" style:parent-style-name="Default">
      <style:table-cell-properties fo:background-color="#000000"/>
      <style:text-properties style:use-window-font-color="true"/>
    </style:style>
    <style:style style:name="ce45" style:family="table-cell" style:parent-style-name="Defaul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 table:style-name="ce31" office:value-type="string" calcext:value-type="string">
            <text:p>Teams/ games</text:p>
          </table:table-cell>
          <table:table-cell office:value-type="string" calcext:value-type="string">
            <text:p>Possibility 1</text:p>
          </table:table-cell>
          <table:table-cell office:value-type="string" calcext:value-type="string">
            <text:p>Possibility 2</text:p>
          </table:table-cell>
          <table:table-cell office:value-type="string" calcext:value-type="string">
            <text:p>Possibility 3</text:p>
          </table:table-cell>
          <table:table-cell office:value-type="string" calcext:value-type="string">
            <text:p>Possibility 4</text:p>
          </table:table-cell>
          <table:table-cell office:value-type="string" calcext:value-type="string">
            <text:p>Possibility 5</text:p>
          </table:table-cell>
          <table:table-cell office:value-type="string" calcext:value-type="string">
            <text:p>Possibility 6</text:p>
          </table:table-cell>
          <table:table-cell office:value-type="string" calcext:value-type="string">
            <text:p>Possibility 7</text:p>
          </table:table-cell>
          <table:table-cell office:value-type="string" calcext:value-type="string">
            <text:p>Possibility 8</text:p>
          </table:table-cell>
          <table:table-cell office:value-type="string" calcext:value-type="string">
            <text:p>Possibility 9</text:p>
          </table:table-cell>
          <table:table-cell office:value-type="string" calcext:value-type="string">
            <text:p>Possibility 10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Texans </text:p>
          </table:table-cell>
          <table:table-cell table:style-name="ce32"/>
          <table:table-cell table:number-columns-repeated="2" table:style-name="ce32" office:value-type="string" calcext:value-type="string">
            <text:p>Texans</text:p>
          </table:table-cell>
          <table:table-cell table:style-name="ce32" table:number-columns-repeated="3"/>
          <table:table-cell table:number-columns-repeated="3" table:style-name="ce32" office:value-type="string" calcext:value-type="string">
            <text:p>Texans</text:p>
          </table:table-cell>
          <table:table-cell table:style-name="ce32"/>
          <table:table-cell table:style-name="ce32" office:value-type="string" calcext:value-type="string">
            <text:p>Texans</text:p>
          </table:table-cell>
          <table:table-cell table:style-name="ce32" table:number-columns-repeated="16371"/>
          <table:table-cell/>
        </table:table-row>
        <table:table-row table:style-name="ro1">
          <table:table-cell table:number-columns-repeated="2" table:style-name="ce32" office:value-type="string" calcext:value-type="string">
            <text:p>Browns</text:p>
          </table:table-cell>
          <table:table-cell table:style-name="ce32" table:number-columns-repeated="2"/>
          <table:table-cell table:number-columns-repeated="3" table:style-name="ce32" office:value-type="string" calcext:value-type="string">
            <text:p>Browns</text:p>
          </table:table-cell>
          <table:table-cell table:style-name="ce32" table:number-columns-repeated="3"/>
          <table:table-cell table:style-name="ce32" office:value-type="string" calcext:value-type="string">
            <text:p>Browns</text:p>
          </table:table-cell>
          <table:table-cell table:style-name="ce32" table:number-columns-repeated="16372"/>
          <table:table-cell/>
        </table:table-row>
        <table:table-row table:style-name="ro1">
          <table:table-cell table:style-name="ce33" office:value-type="string" calcext:value-type="string">
            <text:p>Dolphins</text:p>
          </table:table-cell>
          <table:table-cell table:style-name="ce33" table:number-columns-repeated="2"/>
          <table:table-cell table:number-columns-repeated="2" table:style-name="ce33" office:value-type="string" calcext:value-type="string">
            <text:p>Dolphins</text:p>
          </table:table-cell>
          <table:table-cell table:style-name="ce33" table:number-columns-repeated="3"/>
          <table:table-cell table:number-columns-repeated="2" table:style-name="ce33" office:value-type="string" calcext:value-type="string">
            <text:p>Dolphins</text:p>
          </table:table-cell>
          <table:table-cell table:style-name="ce33"/>
          <table:table-cell table:style-name="ce33" office:value-type="string" calcext:value-type="string">
            <text:p>Dolphins</text:p>
          </table:table-cell>
          <table:table-cell table:style-name="ce33" table:number-columns-repeated="16371"/>
          <table:table-cell/>
        </table:table-row>
        <table:table-row table:style-name="ro1">
          <table:table-cell table:number-columns-repeated="3" table:style-name="ce33" office:value-type="string" calcext:value-type="string">
            <text:p>Chiefs</text:p>
          </table:table-cell>
          <table:table-cell table:style-name="ce33" table:number-columns-repeated="2"/>
          <table:table-cell table:number-columns-repeated="3" table:style-name="ce33" office:value-type="string" calcext:value-type="string">
            <text:p>Chiefs</text:p>
          </table:table-cell>
          <table:table-cell table:style-name="ce33" table:number-columns-repeated="2"/>
          <table:table-cell table:style-name="ce33" office:value-type="string" calcext:value-type="string">
            <text:p>Chiefs</text:p>
          </table:table-cell>
          <table:table-cell table:style-name="ce33" table:number-columns-repeated="16372"/>
          <table:table-cell/>
        </table:table-row>
        <table:table-row table:style-name="ro1">
          <table:table-cell table:style-name="ce34" office:value-type="string" calcext:value-type="string">
            <text:p>Steelers</text:p>
          </table:table-cell>
          <table:table-cell table:style-name="ce34" table:number-columns-repeated="10"/>
          <table:table-cell table:style-name="ce34" office:value-type="string" calcext:value-type="string">
            <text:p>Steelers</text:p>
          </table:table-cell>
          <table:table-cell table:style-name="ce34" table:number-columns-repeated="16371"/>
          <table:table-cell/>
        </table:table-row>
        <table:table-row table:style-name="ro1">
          <table:table-cell table:number-columns-repeated="11" table:style-name="ce34" office:value-type="string" calcext:value-type="string">
            <text:p>Bills</text:p>
          </table:table-cell>
          <table:table-cell table:style-name="ce34" table:number-columns-repeated="16372"/>
          <table:table-cell/>
        </table:table-row>
        <table:table-row table:style-name="ro1">
          <table:table-cell table:style-name="ce35" office:value-type="string" calcext:value-type="string">
            <text:p>Packers</text:p>
          </table:table-cell>
          <table:table-cell table:style-name="ce35" table:number-columns-repeated="4"/>
          <table:table-cell table:style-name="ce35" office:value-type="string" calcext:value-type="string">
            <text:p>Packers</text:p>
          </table:table-cell>
          <table:table-cell table:style-name="ce35" table:number-columns-repeated="4"/>
          <table:table-cell table:number-columns-repeated="2" table:style-name="ce35" office:value-type="string" calcext:value-type="string">
            <text:p>Packers</text:p>
          </table:table-cell>
          <table:table-cell table:style-name="ce35" table:number-columns-repeated="16371"/>
          <table:table-cell/>
        </table:table-row>
        <table:table-row table:style-name="ro1">
          <table:table-cell table:number-columns-repeated="5" table:style-name="ce35" office:value-type="string" calcext:value-type="string">
            <text:p>Cowboys</text:p>
          </table:table-cell>
          <table:table-cell table:style-name="ce35"/>
          <table:table-cell table:number-columns-repeated="4" table:style-name="ce35" office:value-type="string" calcext:value-type="string">
            <text:p>Cowboys</text:p>
          </table:table-cell>
          <table:table-cell table:style-name="ce35" table:number-columns-repeated="16373"/>
          <table:table-cell/>
        </table:table-row>
        <table:table-row table:style-name="ro1">
          <table:table-cell table:style-name="ce36" office:value-type="string" calcext:value-type="string">
            <text:p>Rams</text:p>
          </table:table-cell>
          <table:table-cell table:style-name="ce36" table:number-columns-repeated="5"/>
          <table:table-cell table:number-columns-repeated="3" table:style-name="ce36" office:value-type="string" calcext:value-type="string">
            <text:p>Rams</text:p>
          </table:table-cell>
          <table:table-cell table:style-name="ce36"/>
          <table:table-cell table:number-columns-repeated="2" table:style-name="ce36" office:value-type="string" calcext:value-type="string">
            <text:p>Rams</text:p>
          </table:table-cell>
          <table:table-cell table:style-name="ce36" table:number-columns-repeated="16371"/>
          <table:table-cell/>
        </table:table-row>
        <table:table-row table:style-name="ro1">
          <table:table-cell table:number-columns-repeated="6" table:style-name="ce36" office:value-type="string" calcext:value-type="string">
            <text:p>Lions</text:p>
          </table:table-cell>
          <table:table-cell table:style-name="ce36" table:number-columns-repeated="3"/>
          <table:table-cell table:style-name="ce36" office:value-type="string" calcext:value-type="string">
            <text:p>Lions</text:p>
          </table:table-cell>
          <table:table-cell table:style-name="ce36" table:number-columns-repeated="16373"/>
          <table:table-cell/>
        </table:table-row>
        <table:table-row table:style-name="ro1">
          <table:table-cell table:number-columns-repeated="2" table:style-name="ce37" office:value-type="string" calcext:value-type="string">
            <text:p>Eagles</text:p>
          </table:table-cell>
          <table:table-cell table:style-name="ce37"/>
          <table:table-cell table:number-columns-repeated="3" table:style-name="ce37" office:value-type="string" calcext:value-type="string">
            <text:p>Eagles</text:p>
          </table:table-cell>
          <table:table-cell table:style-name="ce37"/>
          <table:table-cell table:style-name="ce37" office:value-type="string" calcext:value-type="string">
            <text:p>eagles</text:p>
          </table:table-cell>
          <table:table-cell table:style-name="ce37" table:number-columns-repeated="16375"/>
          <table:table-cell/>
        </table:table-row>
        <table:table-row table:style-name="ro1">
          <table:table-cell table:style-name="ce37" office:value-type="string" calcext:value-type="string">
            <text:p>Bucaneers</text:p>
          </table:table-cell>
          <table:table-cell table:style-name="ce37"/>
          <table:table-cell table:style-name="ce37" office:value-type="string" calcext:value-type="string">
            <text:p>BUCS</text:p>
          </table:table-cell>
          <table:table-cell table:style-name="ce37" table:number-columns-repeated="3"/>
          <table:table-cell table:style-name="ce37" office:value-type="string" calcext:value-type="string">
            <text:p>Bucs</text:p>
          </table:table-cell>
          <table:table-cell table:style-name="ce37"/>
          <table:table-cell table:number-columns-repeated="4" table:style-name="ce37" office:value-type="string" calcext:value-type="string">
            <text:p>Bucs</text:p>
          </table:table-cell>
          <table:table-cell table:style-name="ce37" table:number-columns-repeated="16371"/>
          <table:table-cell/>
        </table:table-row>
        <table:table-row table:style-name="ro1">
          <table:table-cell office:value-type="string" calcext:value-type="string">
            <text:p>Odds</text:p>
          </table:table-cell>
          <table:table-cell table:style-name="ce43" office:value-type="percentage" office:value="0.09547" calcext:value-type="percentage">
            <text:p>9.55%</text:p>
          </table:table-cell>
          <table:table-cell table:style-name="ce43" office:value-type="percentage" office:value="0.07791" calcext:value-type="percentage">
            <text:p>7.79%</text:p>
          </table:table-cell>
          <table:table-cell table:style-name="ce43" office:value-type="percentage" office:value="0.03855" calcext:value-type="percentage">
            <text:p>3.86%</text:p>
          </table:table-cell>
          <table:table-cell table:style-name="ce43" office:value-type="percentage" office:value="0.04724" calcext:value-type="percentage">
            <text:p>4.72%</text:p>
          </table:table-cell>
          <table:table-cell table:style-name="ce43" office:value-type="percentage" office:value="0.03408" calcext:value-type="percentage">
            <text:p>3.41%</text:p>
          </table:table-cell>
          <table:table-cell table:style-name="ce43" office:value-type="percentage" office:value="0.04723" calcext:value-type="percentage">
            <text:p>4.72%</text:p>
          </table:table-cell>
          <table:table-cell table:style-name="ce43" office:value-type="percentage" office:value="0.03854" calcext:value-type="percentage">
            <text:p>3.85%</text:p>
          </table:table-cell>
          <table:table-cell table:style-name="ce43" office:value-type="percentage" office:value="0.01933" calcext:value-type="percentage">
            <text:p>1.93%</text:p>
          </table:table-cell>
          <table:table-cell table:style-name="ce43" office:value-type="percentage" office:value="0.02858" calcext:value-type="percentage">
            <text:p>2.86%</text:p>
          </table:table-cell>
          <table:table-cell table:style-name="ce43" office:value-type="percentage" office:value="0.02369" calcext:value-type="percentage">
            <text:p>2.37%</text:p>
          </table:table-cell>
          <table:table-cell table:style-name="ce43" office:value-type="percentage" office:value="0.00177" calcext:value-type="percentage">
            <text:p>0.18%</text:p>
          </table:table-cell>
          <table:table-cell table:number-columns-repeated="16372"/>
        </table:table-row>
        <table:table-row table:style-name="ro1">
          <table:table-cell table:style-name="ce38" office:value-type="string" calcext:value-type="string">
            <text:p>Money made with $10 </text:p>
          </table:table-cell>
          <table:table-cell table:style-name="ce38" office:value-type="currency" office:currency="CAD" office:value="96.18" calcext:value-type="currency">
            <text:p>$96.18</text:p>
          </table:table-cell>
          <table:table-cell table:style-name="ce38" office:value-type="currency" office:currency="CAD" office:value="171.46" calcext:value-type="currency">
            <text:p>$171.46</text:p>
          </table:table-cell>
          <table:table-cell table:style-name="ce38" office:value-type="currency" office:currency="CAD" office:value="249.43" calcext:value-type="currency">
            <text:p>$249.43</text:p>
          </table:table-cell>
          <table:table-cell table:style-name="ce38" office:value-type="currency" office:currency="CAD" office:value="201.7" calcext:value-type="currency">
            <text:p>$201.70</text:p>
          </table:table-cell>
          <table:table-cell table:style-name="ce38" office:value-type="currency" office:currency="CAD" office:value="283.39" calcext:value-type="currency">
            <text:p>$283.39</text:p>
          </table:table-cell>
          <table:table-cell table:style-name="ce38" office:value-type="currency" office:currency="CAD" office:value="201.73" calcext:value-type="currency">
            <text:p>$201.73</text:p>
          </table:table-cell>
          <table:table-cell table:style-name="ce38" office:value-type="currency" office:currency="CAD" office:value="249.47" calcext:value-type="currency">
            <text:p>$249.47</text:p>
          </table:table-cell>
          <table:table-cell table:style-name="ce38" office:value-type="currency" office:currency="CAD" office:value="507.34" calcext:value-type="currency">
            <text:p>$507.34</text:p>
          </table:table-cell>
          <table:table-cell table:style-name="ce38" office:value-type="currency" office:currency="CAD" office:value="339.91" calcext:value-type="currency">
            <text:p>$339.91</text:p>
          </table:table-cell>
          <table:table-cell table:style-name="ce38" office:value-type="currency" office:currency="CAD" office:value="412.15" calcext:value-type="currency">
            <text:p>$412.15</text:p>
          </table:table-cell>
          <table:table-cell table:style-name="ce38" office:value-type="currency" office:currency="CAD" office:value="5626.66" calcext:value-type="currency">
            <text:p>$5,626.66</text:p>
          </table:table-cell>
          <table:table-cell table:style-name="ce38" table:number-columns-repeated="16371"/>
          <table:table-cell/>
        </table:table-row>
        <table:table-row table:style-name="ro1">
          <table:table-cell table:style-name="ce38" office:value-type="string" calcext:value-type="string">
            <text:p>Deficit without bonus</text:p>
          </table:table-cell>
          <table:table-cell table:style-name="ce38" table:formula="of:=([.B15]-100)" office:value-type="currency" office:currency="CAD" office:value="-3.81999999999999" calcext:value-type="currency">
            <text:p>-$3.82</text:p>
          </table:table-cell>
          <table:table-cell table:style-name="ce38" table:formula="of:=([.C15]-100)" office:value-type="currency" office:currency="CAD" office:value="71.46" calcext:value-type="currency">
            <text:p>$71.46</text:p>
          </table:table-cell>
          <table:table-cell table:style-name="ce38" table:formula="of:=([.D15]-100)" office:value-type="currency" office:currency="CAD" office:value="149.43" calcext:value-type="currency">
            <text:p>$149.43</text:p>
          </table:table-cell>
          <table:table-cell table:style-name="ce38" table:formula="of:=([.E15]-100)" office:value-type="currency" office:currency="CAD" office:value="101.7" calcext:value-type="currency">
            <text:p>$101.70</text:p>
          </table:table-cell>
          <table:table-cell table:style-name="ce38" table:formula="of:=([.F15]-100)" office:value-type="currency" office:currency="CAD" office:value="183.39" calcext:value-type="currency">
            <text:p>$183.39</text:p>
          </table:table-cell>
          <table:table-cell table:style-name="ce38" table:formula="of:=([.G15]-100)" office:value-type="currency" office:currency="CAD" office:value="101.73" calcext:value-type="currency">
            <text:p>$101.73</text:p>
          </table:table-cell>
          <table:table-cell table:style-name="ce38" table:formula="of:=([.H15]-100)" office:value-type="currency" office:currency="CAD" office:value="149.47" calcext:value-type="currency">
            <text:p>$149.47</text:p>
          </table:table-cell>
          <table:table-cell table:style-name="ce38" table:formula="of:=([.I15]-100)" office:value-type="currency" office:currency="CAD" office:value="407.34" calcext:value-type="currency">
            <text:p>$407.34</text:p>
          </table:table-cell>
          <table:table-cell table:style-name="ce38" table:formula="of:=([.J15]-100)" office:value-type="currency" office:currency="CAD" office:value="239.91" calcext:value-type="currency">
            <text:p>$239.91</text:p>
          </table:table-cell>
          <table:table-cell table:style-name="ce38" table:formula="of:=([.K15]-100)" office:value-type="currency" office:currency="CAD" office:value="312.15" calcext:value-type="currency">
            <text:p>$312.15</text:p>
          </table:table-cell>
          <table:table-cell table:style-name="ce38" table:formula="of:=([.L15]-100)" office:value-type="currency" office:currency="CAD" office:value="5526.66" calcext:value-type="currency">
            <text:p>$5,526.66</text:p>
          </table:table-cell>
          <table:table-cell table:style-name="ce38" table:number-columns-repeated="16371"/>
          <table:table-cell/>
        </table:table-row>
        <table:table-row table:style-name="ro1">
          <table:table-cell table:number-columns-repeated="12"/>
          <table:table-cell table:style-name="ce44" table:number-columns-repeated="16371"/>
          <table:table-cell/>
        </table:table-row>
        <table:table-row table:style-name="ro1">
          <table:table-cell office:value-type="string" calcext:value-type="string">
            <text:p>Teams/ games</text:p>
          </table:table-cell>
          <table:table-cell office:value-type="string" calcext:value-type="string">
            <text:p>Possibility 1</text:p>
          </table:table-cell>
          <table:table-cell office:value-type="string" calcext:value-type="string">
            <text:p>Possibility 2</text:p>
          </table:table-cell>
          <table:table-cell office:value-type="string" calcext:value-type="string">
            <text:p>Possibility 3</text:p>
          </table:table-cell>
          <table:table-cell office:value-type="string" calcext:value-type="string">
            <text:p>Possibility 4</text:p>
          </table:table-cell>
          <table:table-cell office:value-type="string" calcext:value-type="string">
            <text:p>Possibility 5</text:p>
          </table:table-cell>
          <table:table-cell office:value-type="string" calcext:value-type="string">
            <text:p>Possibility 6</text:p>
          </table:table-cell>
          <table:table-cell office:value-type="string" calcext:value-type="string">
            <text:p>Possibility x</text:p>
          </table:table-cell>
          <table:table-cell office:value-type="string" calcext:value-type="string">
            <text:p>Possibility 7</text:p>
          </table:table-cell>
          <table:table-cell office:value-type="string" calcext:value-type="string">
            <text:p>Possibility 8</text:p>
          </table:table-cell>
          <table:table-cell office:value-type="string" calcext:value-type="string">
            <text:p>Possibility 10</text:p>
          </table:table-cell>
          <table:table-cell office:value-type="string" calcext:value-type="string">
            <text:p>Possibility 9</text:p>
          </table:table-cell>
          <table:table-cell office:value-type="string" calcext:value-type="string">
            <text:p>Possibility 11</text:p>
          </table:table-cell>
          <table:table-cell office:value-type="string" calcext:value-type="string">
            <text:p>Possibility 12</text:p>
          </table:table-cell>
          <table:table-cell table:style-name="ce44" table:number-columns-repeated="16369"/>
          <table:table-cell/>
        </table:table-row>
        <table:table-row table:style-name="ro1">
          <table:table-cell table:style-name="ce39" office:value-type="string" calcext:value-type="string">
            <text:p>Texans </text:p>
          </table:table-cell>
          <table:table-cell table:style-name="ce39" table:number-columns-repeated="5"/>
          <table:table-cell table:style-name="ce39" office:value-type="string" calcext:value-type="string">
            <text:p>Texans</text:p>
          </table:table-cell>
          <table:table-cell table:style-name="ce39" office:value-type="string" calcext:value-type="string">
            <text:p>Ravens</text:p>
          </table:table-cell>
          <table:table-cell table:number-columns-repeated="5" table:style-name="ce39" office:value-type="string" calcext:value-type="string">
            <text:p>Texans</text:p>
          </table:table-cell>
          <table:table-cell table:style-name="ce45" table:number-columns-repeated="16371"/>
        </table:table-row>
        <table:table-row table:style-name="ro1">
          <table:table-cell table:number-columns-repeated="6" table:style-name="ce39" office:value-type="string" calcext:value-type="string">
            <text:p>Ravens</text:p>
          </table:table-cell>
          <table:table-cell table:style-name="ce39" table:number-columns-repeated="7"/>
          <table:table-cell table:style-name="ce45" table:number-columns-repeated="16371"/>
        </table:table-row>
        <table:table-row table:style-name="ro1">
          <table:table-cell table:style-name="ce40" office:value-type="string" calcext:value-type="string">
            <text:p>Packers</text:p>
          </table:table-cell>
          <table:table-cell table:style-name="ce40" table:number-columns-repeated="4"/>
          <table:table-cell table:style-name="ce40" office:value-type="string" calcext:value-type="string">
            <text:p>Packers</text:p>
          </table:table-cell>
          <table:table-cell table:style-name="ce40"/>
          <table:table-cell table:style-name="ce40" office:value-type="string" calcext:value-type="string">
            <text:p>Packers</text:p>
          </table:table-cell>
          <table:table-cell table:style-name="ce40"/>
          <table:table-cell table:number-columns-repeated="4" table:style-name="ce40" office:value-type="string" calcext:value-type="string">
            <text:p>Packers</text:p>
          </table:table-cell>
          <table:table-cell table:number-columns-repeated="16371"/>
        </table:table-row>
        <table:table-row table:style-name="ro1">
          <table:table-cell table:style-name="ce40" office:value-type="string" calcext:value-type="string">
            <text:p>49ers</text:p>
          </table:table-cell>
          <table:table-cell table:number-columns-repeated="4" table:style-name="ce40" office:value-type="string" calcext:value-type="string">
            <text:p>Niners</text:p>
          </table:table-cell>
          <table:table-cell table:style-name="ce40"/>
          <table:table-cell table:style-name="ce40" office:value-type="string" calcext:value-type="string">
            <text:p>Niners</text:p>
          </table:table-cell>
          <table:table-cell table:style-name="ce40"/>
          <table:table-cell table:style-name="ce40" office:value-type="string" calcext:value-type="string">
            <text:p>Niners</text:p>
          </table:table-cell>
          <table:table-cell table:style-name="ce40" table:number-columns-repeated="4"/>
          <table:table-cell table:number-columns-repeated="16371"/>
        </table:table-row>
        <table:table-row table:style-name="ro1">
          <table:table-cell table:style-name="ce41" office:value-type="string" calcext:value-type="string">
            <text:p>Bucs</text:p>
          </table:table-cell>
          <table:table-cell table:style-name="ce41" table:number-columns-repeated="2"/>
          <table:table-cell table:number-columns-repeated="2" table:style-name="ce41" office:value-type="string" calcext:value-type="string">
            <text:p>Bucs</text:p>
          </table:table-cell>
          <table:table-cell table:style-name="ce41" table:number-columns-repeated="2"/>
          <table:table-cell table:number-columns-repeated="2" table:style-name="ce41" office:value-type="string" calcext:value-type="string">
            <text:p>Bucs</text:p>
          </table:table-cell>
          <table:table-cell table:style-name="ce41"/>
          <table:table-cell table:style-name="ce41" office:value-type="string" calcext:value-type="string">
            <text:p>Bucs</text:p>
          </table:table-cell>
          <table:table-cell table:style-name="ce41"/>
          <table:table-cell table:style-name="ce41" office:value-type="string" calcext:value-type="string">
            <text:p>Bucs</text:p>
          </table:table-cell>
          <table:table-cell table:number-columns-repeated="16371"/>
        </table:table-row>
        <table:table-row table:style-name="ro1">
          <table:table-cell table:number-columns-repeated="3" table:style-name="ce41" office:value-type="string" calcext:value-type="string">
            <text:p>Lions</text:p>
          </table:table-cell>
          <table:table-cell table:style-name="ce41" table:number-columns-repeated="2"/>
          <table:table-cell table:number-columns-repeated="2" table:style-name="ce41" office:value-type="string" calcext:value-type="string">
            <text:p>Lions</text:p>
          </table:table-cell>
          <table:table-cell table:style-name="ce41" table:number-columns-repeated="2"/>
          <table:table-cell table:style-name="ce41" office:value-type="string" calcext:value-type="string">
            <text:p>Lions</text:p>
          </table:table-cell>
          <table:table-cell table:style-name="ce41"/>
          <table:table-cell table:style-name="ce41" office:value-type="string" calcext:value-type="string">
            <text:p>Lions</text:p>
          </table:table-cell>
          <table:table-cell table:style-name="ce41"/>
          <table:table-cell table:number-columns-repeated="16371"/>
        </table:table-row>
        <table:table-row table:style-name="ro1">
          <table:table-cell table:style-name="ce42" office:value-type="string" calcext:value-type="string">
            <text:p>Chiefs</text:p>
          </table:table-cell>
          <table:table-cell table:style-name="ce42"/>
          <table:table-cell table:style-name="ce42" office:value-type="string" calcext:value-type="string">
            <text:p>Chiefs</text:p>
          </table:table-cell>
          <table:table-cell table:style-name="ce42"/>
          <table:table-cell table:style-name="ce42" office:value-type="string" calcext:value-type="string">
            <text:p>Chiefs</text:p>
          </table:table-cell>
          <table:table-cell table:style-name="ce42" table:number-columns-repeated="2"/>
          <table:table-cell table:number-columns-repeated="2" table:style-name="ce42" office:value-type="string" calcext:value-type="string">
            <text:p>Chiefs</text:p>
          </table:table-cell>
          <table:table-cell table:style-name="ce42" table:number-columns-repeated="2"/>
          <table:table-cell table:number-columns-repeated="2" table:style-name="ce42" office:value-type="string" calcext:value-type="string">
            <text:p>Chiefs</text:p>
          </table:table-cell>
          <table:table-cell table:number-columns-repeated="16371"/>
        </table:table-row>
        <table:table-row table:style-name="ro1">
          <table:table-cell table:number-columns-repeated="2" table:style-name="ce42" office:value-type="string" calcext:value-type="string">
            <text:p>Bills</text:p>
          </table:table-cell>
          <table:table-cell table:style-name="ce42"/>
          <table:table-cell table:style-name="ce42" office:value-type="string" calcext:value-type="string">
            <text:p>Bills</text:p>
          </table:table-cell>
          <table:table-cell table:style-name="ce42"/>
          <table:table-cell table:number-columns-repeated="2" table:style-name="ce42" office:value-type="string" calcext:value-type="string">
            <text:p>Bills</text:p>
          </table:table-cell>
          <table:table-cell table:style-name="ce42" table:number-columns-repeated="2"/>
          <table:table-cell table:number-columns-repeated="2" table:style-name="ce42" office:value-type="string" calcext:value-type="string">
            <text:p>Bills</text:p>
          </table:table-cell>
          <table:table-cell table:style-name="ce42" table:number-columns-repeated="2"/>
          <table:table-cell table:number-columns-repeated="16371"/>
        </table:table-row>
        <table:table-row table:style-name="ro1">
          <table:table-cell table:style-name="ce43" office:value-type="string" calcext:value-type="string">
            <text:p>Odds</text:p>
          </table:table-cell>
          <table:table-cell table:style-name="ce43" office:value-type="percentage" office:value="0.28843" calcext:value-type="percentage">
            <text:p>28.84%</text:p>
          </table:table-cell>
          <table:table-cell table:style-name="ce43" office:value-type="percentage" office:value="0.22015" calcext:value-type="percentage">
            <text:p>22.02%</text:p>
          </table:table-cell>
          <table:table-cell table:style-name="ce43" office:value-type="percentage" office:value="0.12102" calcext:value-type="percentage">
            <text:p>12.10%</text:p>
          </table:table-cell>
          <table:table-cell table:style-name="ce43" office:value-type="percentage" office:value="0.09237" calcext:value-type="percentage">
            <text:p>9.24%</text:p>
          </table:table-cell>
          <table:table-cell table:style-name="ce43" office:value-type="percentage" office:value="0.0808" calcext:value-type="percentage">
            <text:p>8.08%</text:p>
          </table:table-cell>
          <table:table-cell table:style-name="ce43" office:value-type="percentage" office:value="0.07315" calcext:value-type="percentage">
            <text:p>7.32%</text:p>
          </table:table-cell>
          <table:table-cell table:style-name="ce43" office:value-type="percentage" office:value="0.02549" calcext:value-type="percentage">
            <text:p>2.55%</text:p>
          </table:table-cell>
          <table:table-cell table:style-name="ce43" office:value-type="percentage" office:value="0.02363" calcext:value-type="percentage">
            <text:p>2.36%</text:p>
          </table:table-cell>
          <table:table-cell table:style-name="ce43" office:value-type="percentage" office:value="0.02004" calcext:value-type="percentage">
            <text:p>2.00%</text:p>
          </table:table-cell>
          <table:table-cell table:style-name="ce43" office:value-type="percentage" office:value="0.00841" calcext:value-type="percentage">
            <text:p>0.84%</text:p>
          </table:table-cell>
          <table:table-cell table:style-name="ce43" office:value-type="percentage" office:value="0.01529" calcext:value-type="percentage">
            <text:p>1.53%</text:p>
          </table:table-cell>
          <table:table-cell table:style-name="ce43" office:value-type="percentage" office:value="0.00642" calcext:value-type="percentage">
            <text:p>0.64%</text:p>
          </table:table-cell>
          <table:table-cell/>
          <table:table-cell table:style-name="ce43" table:number-columns-repeated="16370"/>
        </table:table-row>
        <table:table-row table:style-name="ro1">
          <table:table-cell table:style-name="ce38" office:value-type="string" calcext:value-type="string">
            <text:p>Money made with $10 </text:p>
          </table:table-cell>
          <table:table-cell table:style-name="ce38" office:value-type="currency" office:currency="CAD" office:value="24.67" calcext:value-type="currency">
            <text:p>$24.67</text:p>
          </table:table-cell>
          <table:table-cell table:style-name="ce38" office:value-type="currency" office:currency="CAD" office:value="35.42" calcext:value-type="currency">
            <text:p>$35.42</text:p>
          </table:table-cell>
          <table:table-cell table:style-name="ce38" office:value-type="currency" office:currency="CAD" office:value="72.63" calcext:value-type="currency">
            <text:p>$72.63</text:p>
          </table:table-cell>
          <table:table-cell table:style-name="ce38" office:value-type="currency" office:currency="CAD" office:value="98.26" calcext:value-type="currency">
            <text:p>$98.26</text:p>
          </table:table-cell>
          <table:table-cell table:style-name="ce38" office:value-type="currency" office:currency="CAD" office:value="113.77" calcext:value-type="currency">
            <text:p>$113.77</text:p>
          </table:table-cell>
          <table:table-cell table:style-name="ce38" office:value-type="currency" office:currency="CAD" office:value="126.7" calcext:value-type="currency">
            <text:p>$126.70</text:p>
          </table:table-cell>
          <table:table-cell table:style-name="ce38" office:value-type="currency" office:currency="CAD" office:value="382.32" calcext:value-type="currency">
            <text:p>$382.32</text:p>
          </table:table-cell>
          <table:table-cell table:style-name="ce38" office:value-type="currency" office:currency="CAD" office:value="413.28" calcext:value-type="currency">
            <text:p>$413.28</text:p>
          </table:table-cell>
          <table:table-cell table:style-name="ce38" office:value-type="currency" office:currency="CAD" office:value="489.09" calcext:value-type="currency">
            <text:p>$489.09</text:p>
          </table:table-cell>
          <table:table-cell table:style-name="ce38" office:value-type="currency" office:currency="CAD" office:value="1179.5" calcext:value-type="currency">
            <text:p>$1,179.50</text:p>
          </table:table-cell>
          <table:table-cell table:style-name="ce38" office:value-type="currency" office:currency="CAD" office:value="643.89" calcext:value-type="currency">
            <text:p>$643.89</text:p>
          </table:table-cell>
          <table:table-cell table:style-name="ce38" office:value-type="currency" office:currency="CAD" office:value="1548.44" calcext:value-type="currency">
            <text:p>$1,548.44</text:p>
          </table:table-cell>
          <table:table-cell table:style-name="ce38" table:number-columns-repeated="16371"/>
        </table:table-row>
        <table:table-row table:style-name="ro1">
          <table:table-cell table:style-name="ce38" office:value-type="string" calcext:value-type="string">
            <text:p>Deficit without bonus</text:p>
          </table:table-cell>
          <table:table-cell table:style-name="ce38" table:formula="of:=[.B28]-50" office:value-type="currency" office:currency="CAD" office:value="-25.33" calcext:value-type="currency">
            <text:p>-$25.33</text:p>
          </table:table-cell>
          <table:table-cell table:style-name="ce38" table:formula="of:=[.C28]-50" office:value-type="currency" office:currency="CAD" office:value="-14.58" calcext:value-type="currency">
            <text:p>-$14.58</text:p>
          </table:table-cell>
          <table:table-cell table:style-name="ce38" table:formula="of:=[.D28]-50" office:value-type="currency" office:currency="CAD" office:value="22.63" calcext:value-type="currency">
            <text:p>$22.63</text:p>
          </table:table-cell>
          <table:table-cell table:style-name="ce38" table:formula="of:=[.E28]-50" office:value-type="currency" office:currency="CAD" office:value="48.26" calcext:value-type="currency">
            <text:p>$48.26</text:p>
          </table:table-cell>
          <table:table-cell table:style-name="ce38" table:formula="of:=[.F28]-50" office:value-type="currency" office:currency="CAD" office:value="63.77" calcext:value-type="currency">
            <text:p>$63.77</text:p>
          </table:table-cell>
          <table:table-cell table:style-name="ce38" table:formula="of:=[.G28]-50" office:value-type="currency" office:currency="CAD" office:value="76.7" calcext:value-type="currency">
            <text:p>$76.70</text:p>
          </table:table-cell>
          <table:table-cell table:style-name="ce38" table:formula="of:=[.H28]-50" office:value-type="currency" office:currency="CAD" office:value="332.32" calcext:value-type="currency">
            <text:p>$332.32</text:p>
          </table:table-cell>
          <table:table-cell table:style-name="ce38" table:formula="of:=[.I28]-50" office:value-type="currency" office:currency="CAD" office:value="363.28" calcext:value-type="currency">
            <text:p>$363.28</text:p>
          </table:table-cell>
          <table:table-cell table:style-name="ce38" table:formula="of:=[.J28]-50" office:value-type="currency" office:currency="CAD" office:value="439.09" calcext:value-type="currency">
            <text:p>$439.09</text:p>
          </table:table-cell>
          <table:table-cell table:style-name="ce38" table:formula="of:=[.K28]-50" office:value-type="currency" office:currency="CAD" office:value="1129.5" calcext:value-type="currency">
            <text:p>$1,129.50</text:p>
          </table:table-cell>
          <table:table-cell table:style-name="ce38" table:formula="of:=[.L28]-50" office:value-type="currency" office:currency="CAD" office:value="593.89" calcext:value-type="currency">
            <text:p>$593.89</text:p>
          </table:table-cell>
          <table:table-cell table:style-name="ce38" table:formula="of:=[.M28]-50" office:value-type="currency" office:currency="CAD" office:value="1498.44" calcext:value-type="currency">
            <text:p>$1,498.44</text:p>
          </table:table-cell>
          <table:table-cell/>
          <table:table-cell table:style-name="ce38" table:number-columns-repeated="16370"/>
        </table:table-row>
        <table:table-row table:style-name="ro1">
          <table:table-cell table:number-columns-repeated="12"/>
          <table:table-cell table:style-name="ce43" table:formula="of:=SUM([.B27:.P27])" office:value-type="percentage" office:value="0.9752" calcext:value-type="percentage">
            <text:p>97.52%</text:p>
          </table:table-cell>
          <table:table-cell table:number-columns-repeated="16371"/>
        </table:table-row>
        <table:table-row table:style-name="ro1">
          <table:table-cell/>
          <table:table-cell table:number-columns-repeated="7" office:value-type="string" calcext:value-type="string">
            <text:p>ravens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niners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lions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Bills</text:p>
          </table:table-cell>
          <table:table-cell table:number-columns-repeated="3" office:value-type="string" calcext:value-type="string">
            <text:p>Chiefs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3T10:10:21.121000000</meta:creation-date>
    <meta:generator>LibreOffice/7.4.4.2$Windows_X86_64 LibreOffice_project/85569322deea74ec9134968a29af2df5663baa21</meta:generator>
    <dc:date>2024-01-19T12:21:40.156000000</dc:date>
    <meta:editing-duration>P1DT2H11M39S</meta:editing-duration>
    <meta:editing-cycles>3</meta:editing-cycles>
    <meta:document-statistic meta:table-count="1" meta:cell-count="248" meta:object-count="0"/>
  </office:meta>
</office:document-meta>
</file>